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b_cards</text:p>
          </table:table-cell>
          <table:table-cell/>
          <table:table-cell office:value-type="string">
            <text:p>ID (INT)</text:p>
          </table:table-cell>
          <table:table-cell office:value-type="string">
            <text:p>Question (TEXT)</text:p>
          </table:table-cell>
          <table:table-cell office:value-type="string">
            <text:p>Answer1 TEXT)</text:p>
          </table:table-cell>
          <table:table-cell office:value-type="string">
            <text:p>Answer2 (TEXT)</text:p>
          </table:table-cell>
          <table:table-cell office:value-type="string">
            <text:p>Answer3 (TEXT)</text:p>
          </table:table-cell>
          <table:table-cell office:value-type="string">
            <text:p>Answer4 (TEXT)</text:p>
          </table:table-cell>
          <table:table-cell office:value-type="string">
            <text:p>ReleaseDate (INT)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_pulls</text:p>
          </table:table-cell>
          <table:table-cell/>
          <table:table-cell office:value-type="string">
            <text:p>ID (INT)</text:p>
          </table:table-cell>
          <table:table-cell office:value-type="string">
            <text:p>Polldatetime (INT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_cards_done</text:p>
          </table:table-cell>
          <table:table-cell/>
          <table:table-cell office:value-type="string">
            <text:p>ID (INT)</text:p>
          </table:table-cell>
          <table:table-cell office:value-type="string">
            <text:p>card_id (INT)</text:p>
          </table:table-cell>
          <table:table-cell office:value-type="string">
            <text:p>Done_DateTime (INT)</text:p>
          </table:table-cell>
          <table:table-cell office:value-type="string">
            <text:p>Correct (BOOL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tb_category</text:p>
          </table:table-cell>
          <table:table-cell/>
          <table:table-cell office:value-type="string">
            <text:p>ID (INT)</text:p>
          </table:table-cell>
          <table:table-cell office:value-type="string">
            <text:p>category (TEXT)</text:p>
          </table:table-cell>
          <table:table-cell office:value-type="string">
            <text:p>pic_filename (TEXT)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11.03.2017</text:date>, <text:time>23:5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 Müller</meta:initial-creator>
    <meta:creation-date>2017-03-05T06:33:43.10</meta:creation-date>
    <dc:date>2017-03-11T23:59:58.61</dc:date>
    <dc:creator>Maik Müller</dc:creator>
    <meta:editing-duration>P3DT18H5M14S</meta:editing-duration>
    <meta:editing-cycles>3</meta:editing-cycles>
    <meta:generator>OpenOffice/4.1.2$Win32 OpenOffice.org_project/412m3$Build-9782</meta:generator>
    <meta:document-statistic meta:table-count="3" meta:cell-count="20" meta:object-count="0"/>
  </office:meta>
</office:document-meta>
</file>